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2.3173in"/>
    </style:style>
    <style:style style:name="co3" style:family="table-column">
      <style:table-column-properties fo:break-before="auto" style:column-width="0.3874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016in" fo:break-before="auto" style:use-optimal-row-height="true"/>
    </style:style>
    <style:style style:name="ro5" style:family="table-row">
      <style:table-row-properties style:row-height="0.4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F105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ỤC LỤC</text:p>
          </table:table-cell>
          <table:covered-table-cell table:number-columns-repeated="2"/>
          <table:covered-table-cell table:style-name="ce1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Bộ lễ Ca Lên Đi 1-5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Bộ lễ Ca Lên Đi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 Ca Lên Đi 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string" calcext:value-type="string">
            <text:p>Nghi thức Thánh Lễ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Nghi thức đầu L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thống hố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lời Chú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ụng vụ thánh thể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nguyện Thánh Thể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Kinh Lạy Ch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/>
          <table:table-cell table:style-name="ce6" office:value-type="string" calcext:value-type="string">
            <text:p>Phép lành cuối L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nguyện Thánh Thể I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Vọng 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Giáng Sinh 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Mùa Chay 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ương Khó 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Phục Sinh 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ăng Thiê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úa Nhật Thường niê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hể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Đức Mẹ 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Thánh Tông đồ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Kinh tiền tụng chung I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/>
          <table:table-cell table:style-name="ce3" office:value-type="string" calcext:value-type="string">
            <text:p>Kinh tiền tụng</text:p>
            <text:p>Cầu cho các tín hữu đã qua đời 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ce6" office:value-type="string" calcext:value-type="string">
            <text:p>Kinh nguyện Thánh Thể</text:p>
            <text:p>Thánh lễ dành cho trẻ em</text:p>
          </table:table-cell>
          <table:table-cell table:number-columns-repeated="2"/>
          <table:table-cell table:style-name="ce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I</text:p>
          </table:table-cell>
          <table:table-cell/>
          <table:table-cell table:style-name="ce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II</text:p>
          </table:table-cell>
          <table:table-cell/>
          <table:table-cell table:style-name="ce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III</text:p>
          </table:table-cell>
          <table:table-cell/>
          <table:table-cell table:style-name="ce3"/>
          <table:table-cell office:value-type="float" office:value="1" calcext:value-type="float">
            <text:p>1</text:p>
          </table:table-cell>
          <table:table-cell/>
        </table:table-row>
        <table:table-row table:style-name="ro3" table:number-rows-repeated="2">
          <table:table-cell table:style-name="ce6" table:number-columns-repeated="2"/>
          <table:table-cell/>
          <table:table-cell table:style-name="ce3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Kinh nhạc Tuần Thánh</text:p>
          </table:table-cell>
          <table:covered-table-cell table:number-columns-repeated="2"/>
          <table:covered-table-cell table:style-name="ce1"/>
          <table:covered-table-cell table:style-name="Default"/>
          <table:table-cell/>
        </table:table-row>
        <table:table-row table:style-name="ro3">
          <table:table-cell table:style-name="ce3" office:value-type="string" calcext:value-type="string">
            <text:p>Chúa Nhật Lễ Lá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string" calcext:value-type="string">
            <text:p>Thứ Năm Tuần Thán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string" calcext:value-type="string">
            <text:p>Thứ Sáu Tuần Thán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string" calcext:value-type="string">
            <text:p>Đêm Vọng Phục Sin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Tôi đã thấy nướ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Chúa Nhật Phục Sin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5" table:number-rows-spanned="1">
            <text:p>Thánh lễ Hôn Phối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Ca Nhập lễ và Hiệp lễ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/>
          <table:table-cell table:style-name="ce6" office:value-type="string" calcext:value-type="string">
            <text:p>Mẫu 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hánh vịnh 1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5">
          <table:table-cell table:style-name="ce1" office:value-type="string" calcext:value-type="string" table:number-columns-spanned="5" table:number-rows-spanned="1">
            <text:p>Nghi thức An táng</text:p>
            <text:p>và Thánh lễ Cầu hồn</text:p>
          </table:table-cell>
          <table:covered-table-cell table:number-columns-repeated="3"/>
          <table:covered-table-cell table:style-name="Default"/>
          <table:table-cell/>
        </table:table-row>
        <table:table-row table:style-name="ro3">
          <table:table-cell table:style-name="ce6" office:value-type="string" calcext:value-type="string">
            <text:p>Nghi thức An tá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Di quan tới nhà th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Tại nhà th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lễ (xem phần dưới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Phó dâng và từ biệt lần cuố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i quan ra phần mộ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lễ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Ca Nhập lễ và Hiệp l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1.Lễ an tá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D. An táng trẻ đã Rửa tộ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E. An táng trẻ chưa Rửa tộ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2. Lễ Giỗ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A. Ngoài mùa Phục sin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Ngoài mùa Phục sin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ùa Phục sin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3. Trong những trường hợp khác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A. Cầu cho một người qua đờ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. Cầu cho nhiều hoặc tất cả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. Trong mọi trường hợ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Đáp 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41, 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14, 1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Thánh vịnh hát lúc di qu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ịnh 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Thánh vinh 1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Alleluia và Câu xướng trước Tin Mừ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6" office:value-type="string" calcext:value-type="string">
            <text:p>Bộ lễ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5in" fo:margin-bottom="0.5in" fo:margin-left="1.1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0:08:42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20:49:16.891000000</dc:date>
    <meta:editing-duration>PT1H12M28S</meta:editing-duration>
    <meta:editing-cycles>46</meta:editing-cycles>
    <meta:generator>LibreOffice/7.1.4.2$Windows_X86_64 LibreOffice_project/a529a4fab45b75fefc5b6226684193eb000654f6</meta:generator>
    <meta:document-statistic meta:table-count="1" meta:cell-count="191" meta:object-count="0"/>
  </office:meta>
</office:document-meta>
</file>